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Line_20_with_20_Fine_20_Dots" svg:stroke-width="0cm" draw:marker-start-width="0.125cm" draw:marker-end-width="0.125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draw:stroke-dash="Line_20_with_20_Fine_20_Dots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45cm" svg:y1="2.024cm" svg:x2="5.045cm" svg:y2="8.024cm">
          <text:p/>
        </draw:line>
        <draw:line draw:style-name="gr1" draw:text-style-name="P1" draw:layer="layout" svg:x1="8.045cm" svg:y1="5.024cm" svg:x2="2.045cm" svg:y2="5.024cm">
          <text:p/>
        </draw:line>
        <draw:circle draw:style-name="gr2" draw:text-style-name="P1" draw:layer="layout" svg:width="0.5cm" svg:height="0.5cm" svg:x="4.814cm" svg:y="4.733cm">
          <text:p/>
        </draw:circle>
        <draw:frame draw:style-name="gr3" draw:text-style-name="P2" draw:layer="layout" svg:width="2.563cm" svg:height="1.012cm" svg:x="1.982cm" svg:y="3.024cm">
          <draw:text-box>
            <text:p text:style-name="P2"><text:span text:style-name="T1">NW (1)</text:span></text:p>
          </draw:text-box>
        </draw:frame>
        <draw:frame draw:style-name="gr3" draw:text-style-name="P2" draw:layer="layout" svg:width="2.385cm" svg:height="1.012cm" svg:x="6.045cm" svg:y="3.012cm">
          <draw:text-box>
            <text:p text:style-name="P2"><text:span text:style-name="T1">NE (2)</text:span></text:p>
          </draw:text-box>
        </draw:frame>
        <draw:frame draw:style-name="gr3" draw:text-style-name="P2" draw:layer="layout" svg:width="2.351cm" svg:height="1.012cm" svg:x="6.112cm" svg:y="6.024cm">
          <draw:text-box>
            <text:p text:style-name="P2"><text:span text:style-name="T1">SE (4)</text:span></text:p>
          </draw:text-box>
        </draw:frame>
        <draw:frame draw:style-name="gr3" draw:text-style-name="P2" draw:layer="layout" svg:width="2.529cm" svg:height="1.012cm" svg:x="2.045cm" svg:y="6.012cm">
          <draw:text-box>
            <text:p text:style-name="P2"><text:span text:style-name="T1">SW (3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3T21:54:20</meta:creation-date>
    <dc:date>2010-11-13T22:09:37</dc:date>
    <meta:editing-duration>PT00H09M57S</meta:editing-duration>
    <meta:editing-cycles>4</meta:editing-cycles>
    <meta:generator>OpenOffice.org/3.2$Unix OpenOffice.org_project/320m18$Build-9502</meta:generator>
    <meta:document-statistic meta:object-count="7"/>
  </office:meta>
</office:document-meta>
</file>